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53e9d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53e9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53e9d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53e9d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53e9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paragraph-rsid="00053e9d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53e9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2cdbc"/>
    </style:style>
    <style:style style:name="T2" style:family="text">
      <style:text-properties officeooo:rsid="0003de3f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53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4">Nome dello use case</text:p>
          </table:table-cell>
          <table:table-cell table:style-name="Tabella58.B1" office:value-type="string">
            <text:p text:style-name="P5"><text:span text:style-name="T5">Restituzione Cauzione</text:span></text:p>
            <text:p text:style-name="P5"/>
          </table:table-cell>
        </table:table-row>
        <table:table-row table:style-name="Tabella58.2">
          <table:table-cell table:style-name="Tabella58.A2" office:value-type="string">
            <text:p text:style-name="P4">Attori partecipanti</text:p>
          </table:table-cell>
          <table:table-cell table:style-name="Tabella58.B2" office:value-type="string">
            <text:p text:style-name="P6">Iniziato da: <text:span text:style-name="T1">Direttore oppure Impiegato</text:span>.</text:p>
          </table:table-cell>
        </table:table-row>
        <table:table-row table:style-name="Tabella58.2">
          <table:table-cell table:style-name="Tabella58.A2" office:value-type="string">
            <text:p text:style-name="P4">Entry condition</text:p>
          </table:table-cell>
          <table:table-cell table:style-name="Tabella58.B2" office:value-type="string">
            <text:p text:style-name="P6">L'utente accede al sistema e viene riconosciuto come <text:span text:style-name="T1">Direttore oppure Impiegato.</text:span></text:p>
          </table:table-cell>
        </table:table-row>
        <table:table-row table:style-name="Tabella58.4">
          <table:table-cell table:style-name="Tabella58.A2" office:value-type="string">
            <text:p text:style-name="P4">Flusso di eventi</text:p>
          </table:table-cell>
          <table:table-cell table:style-name="Tabella58.B2" office:value-type="string">
            <text:p text:style-name="P7"/>
            <text:p text:style-name="P7">1. <text:span text:style-name="T1">Accede alla sezione </text:span><text:span text:style-name="T5">restituzione cauzione</text:span>.</text:p>
            <text:p text:style-name="P7"/>
            <text:p text:style-name="P7">2.<text:span text:style-name="T1"> </text:span><text:span text:style-name="T5">Inserisce i dati dell'utente che deve ricevere il rimborso della cauzione</text:span><text:span text:style-name="T1">. <text:s text:c="2"/></text:span></text:p>
            <text:p text:style-name="P7"/>
            <text:p text:style-name="P7">3 <text:span text:style-name="T5">Sottomette i dati al sistema</text:span>.<text:line-break/><text:span text:style-name="T1"> </text:span><text:span text:style-name="T2"><text:s text:c="3"/></text:span><text:span text:style-name="T5">4. Il sistema mostra un messaggio di conferma.</text:span></text:p>
          </table:table-cell>
        </table:table-row>
        <table:table-row table:style-name="Tabella58.5">
          <table:table-cell table:style-name="Tabella58.A2" office:value-type="string">
            <text:p text:style-name="P4">Exit condition</text:p>
          </table:table-cell>
          <table:table-cell table:style-name="Tabella58.B2" office:value-type="string">
            <text:p text:style-name="P6">In caso di successo Il sistema mostra <text:span text:style-name="T1">un messaggio </text:span><text:span text:style-name="T2">di conferma.</text:span></text:p>
            <text:p text:style-name="P6"/>
          </table:table-cell>
        </table:table-row>
        <table:table-row table:style-name="Tabella58.5">
          <table:table-cell table:style-name="Tabella58.A2" office:value-type="string">
            <text:p text:style-name="P4">Exception condition</text:p>
          </table:table-cell>
          <table:table-cell table:style-name="Tabella58.B2" office:value-type="string">
            <text:p text:style-name="P3"><text:span text:style-name="T3">Nel caso di un errore utente, il sistema mostra all’utente un </text:span><text:span text:style-name="T4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4">Requisiti qualitativi</text:p>
          </table:table-cell>
          <table:table-cell table:style-name="Tabella58.B2" office:value-type="string">
            <text:p text:style-name="P6"><text:span text:style-name="T1">Il Direttore o l'Impiegato devono ricevere un messaggio di conferma in meno di 10 secondi </text:span><text:span text:style-name="T2">dalla sottomissione dei dati.</text:span></text:p>
          </table:table-cell>
        </table:table-row>
      </table:table>
      <text:p text:style-name="P1">UC<text:span text:style-name="T5">4</text:span>: <text:span text:style-name="T1">Il Direttore o l'impiegato </text:span><text:span text:style-name="T5">restituiscono la cau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49:16.69</meta:creation-date>
    <dc:date>2012-10-18T17:51:47.18</dc:date>
    <meta:editing-duration>P0D</meta:editing-duration>
    <meta:editing-cycles>1</meta:editing-cycles>
    <meta:document-statistic meta:table-count="1" meta:image-count="0" meta:object-count="0" meta:page-count="1" meta:paragraph-count="17" meta:word-count="123" meta:character-count="826" meta:non-whitespace-character-count="713"/>
    <meta:generator>LibreOffice/3.6$Windows_x86 LibreOffice_project/da8c1e6-fd468f4-454e206-f42a4a9-143cfd</meta:generator>
  </office:meta>
</office:document-meta>
</file>